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099cm" fo:min-width="7.29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099cm" fo:min-width="15.93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099cm" fo:min-width="4.5cm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433cm" fo:min-width="16.01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74cm" svg:height="3.429cm" svg:x="2.143cm" svg:y="2.143cm">
          <text:p text:style-name="P1"><text:span text:style-name="T1">Driving </text:span><text:span text:style-name="T1"><text:line-break/></text:span><text:span text:style-name="T1">Strateg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51cm" svg:height="3.429cm" svg:x="2.143cm" svg:y="6.261cm">
          <text:p text:style-name="P1"><text:span text:style-name="T2">Path Pl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4cm" svg:height="3.429cm" svg:x="10.779cm" svg:y="2.143cm">
          <text:p text:style-name="P1"><text:span text:style-name="T1">Trajectory</text:span><text:span text:style-name="T1"><text:line-break/>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3.429cm" svg:x="13.573cm" svg:y="10.398cm">
          <text:p text:style-name="P1"><text:span text:style-name="T1">Actu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3.429cm" svg:x="2.143cm" svg:y="10.398cm">
          <text:p text:style-name="P4"><text:span text:style-name="T3">Localiza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5.318cm" svg:x2="6.08cm" svg:y2="6.588cm">
          <text:p/>
        </draw:line>
        <draw:line draw:style-name="gr4" draw:text-style-name="P1" draw:layer="layout" svg:x1="14.713cm" svg:y1="5.318cm" svg:x2="14.713cm" svg:y2="6.588cm">
          <text:p/>
        </draw:line>
        <draw:line draw:style-name="gr5" draw:text-style-name="P6" draw:layer="layout" svg:x1="4.683cm" svg:y1="10.525cm" svg:x2="4.683cm" svg:y2="9.509cm">
          <text:p/>
        </draw:line>
        <draw:custom-shape draw:style-name="gr3" draw:text-style-name="P5" draw:layer="layout" svg:width="5.08cm" svg:height="3.429cm" svg:x="7.858cm" svg:y="10.398cm">
          <text:p text:style-name="P4"><text:span text:style-name="T3">Predict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398cm" svg:y1="10.525cm" svg:x2="10.398cm" svg:y2="9.509cm">
          <text:p/>
        </draw:line>
        <draw:line draw:style-name="gr5" draw:text-style-name="P6" draw:layer="layout" svg:x1="16.117cm" svg:y1="9.509cm" svg:x2="16.117cm" svg:y2="10.779cm">
          <text:p/>
        </draw:line>
        <draw:polyline draw:style-name="gr6" draw:text-style-name="P6" draw:layer="layout" svg:width="12.191cm" svg:height="17.271cm" draw:transform="rotate (-1.5707963267949) translate (19.034cm 1.88899999999998cm)" svg:viewBox="0 0 12192 17272" draw:points="127,17272 3429,17272 12192,17272 12192,5842 8255,5842 8255,0 0,0 0,17272 508,17272">
          <text:p/>
        </draw:polyline>
        <draw:custom-shape draw:style-name="gr7" draw:text-style-name="P3" draw:layer="layout" svg:width="16.51cm" svg:height="3.683cm" svg:x="2.143cm" svg:y="14.335cm">
          <text:p text:style-name="P1"><text:span text:style-name="T2">High-Definition</text:span><text:span text:style-name="T2"><text:line-break/></text:span><text:span text:style-name="T2">Ma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10:55:41.960965977</meta:creation-date>
    <meta:editing-duration>PT8M31S</meta:editing-duration>
    <meta:editing-cycles>2</meta:editing-cycles>
    <meta:generator>LibreOffice/5.1.6.2$Linux_X86_64 LibreOffice_project/10m0$Build-2</meta:generator>
    <dc:date>2018-05-06T11:04:12.859973572</dc:date>
    <meta:document-statistic meta:object-count="13"/>
  </office:meta>
</office:document-meta>
</file>